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20pt" officeooo:rsid="000ae44f" officeooo:paragraph-rsid="000ae44f" style:font-size-asian="20pt" style:font-size-complex="20pt"/>
    </style:style>
    <style:style style:name="P3" style:family="paragraph" style:parent-style-name="Standard">
      <style:text-properties fo:font-size="20pt" officeooo:rsid="000b4c44" officeooo:paragraph-rsid="000b4c44" style:font-size-asian="20pt" style:font-size-complex="20pt"/>
    </style:style>
    <style:style style:name="T1" style:family="text">
      <style:text-properties officeooo:rsid="000ae44f"/>
    </style:style>
    <style:style style:name="T2" style:family="text">
      <style:text-properties officeooo:rsid="000b4c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text:tab/>cat </text:span>./usr/share/dict/words</text:p>
      <text:p text:style-name="P2">2.<text:tab/>tr '[A-Z]' '[a-z]' &lt; ./usr/share/dict/words</text:p>
      <text:p text:style-name="P1"><text:span text:style-name="T1">3.<text:tab/></text:span>grep -E '^.{6}$' ./usr/share/dict/words</text:p>
      <text:p text:style-name="P2">4.<text:tab/>grep -v "[aeins]" ./usr/share/dict/words</text:p>
      <text:p text:style-name="P3">5.<text:tab/>grep -E "^tr*y$" ./usr/share/dict/word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22:43:10.702163691</meta:creation-date>
    <dc:date>2023-03-03T23:15:20.729017678</dc:date>
    <meta:editing-duration>PT1M18S</meta:editing-duration>
    <meta:editing-cycles>1</meta:editing-cycles>
    <meta:document-statistic meta:table-count="0" meta:image-count="0" meta:object-count="0" meta:page-count="1" meta:paragraph-count="5" meta:word-count="24" meta:character-count="202" meta:non-whitespace-character-count="183"/>
    <meta:generator>LibreOffice/7.3.6.2$Linux_X86_64 LibreOffice_project/30$Build-2</meta:generator>
  </office:meta>
</office:document-meta>
</file>